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officeooo:rsid="001c2426" officeooo:paragraph-rsid="001c2426"/>
    </style:style>
    <style:style style:name="P2" style:family="paragraph" style:parent-style-name="Standard">
      <style:paragraph-properties fo:text-align="center" style:justify-single-word="false"/>
      <style:text-properties officeooo:rsid="001c2426" officeooo:paragraph-rsid="001c24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MD驱动开源开发项目规划</text:p>
      <text:p text:style-name="P1"/>
      <text:p text:style-name="P1"/>
      <text:p text:style-name="P1">项目分为三个阶段</text:p>
      <text:p text:style-name="P1"/>
      <text:p text:style-name="P1">第一阶段，大致两个星期。</text:p>
      <text:p text:style-name="P1">白劲松 <text:s text:c="9"/>项目总体负责，进度跟进，提供技术支持和指导，协调开发资源，安排开发任务。(长期)</text:p>
      <text:p text:style-name="P1">王雪飞 <text:s text:c="9"/>项目前期调研，可行性报告，难度及开发周期评估</text:p>
      <text:p text:style-name="P1">王松松 <text:s text:c="9"/>与AMD官方沟通，确认hd6450等显卡是否有官方或三方winserver下驱动，并获取之</text:p>
      <text:p text:style-name="P1">赵龙、张维中 <text:s text:c="3"/>AMD异构计算初步了解，深入学习</text:p>
      <text:p text:style-name="P1">顾家浩 <text:s text:c="9"/>跟进amd官方开源相关信息，随时跟进最新动态，了解并熟悉linxu下开源驱动</text:p>
      <text:p text:style-name="P1"/>
      <text:p text:style-name="P1">第二阶段，大致四个星期，具体时间根据第一阶段调研变化调整</text:p>
      <text:p text:style-name="P1">白劲松 <text:s text:c="9"/>项目总体负责，进度跟进，提供技术支持和指导，协调开发资源，安排开发任务。</text:p>
      <text:p text:style-name="P1"><text:tab/><text:tab/>就调研结果进行分析，并于公司相关业务关联性相关分析，向新产品开发部门提供建议和技术支持。</text:p>
      <text:p text:style-name="P1">王雪飞 <text:s text:c="9"/>winserver下amd显卡驱动编译掌握，办事处内部调试、评估</text:p>
      <text:p text:style-name="P1">王松松<text:tab/> <text:tab/>就办事处内部编译驱动调试与amd官方及沟通，协助王雪飞解决相关技术问题。</text:p>
      <text:p text:style-name="P1">赵龙、张维中 <text:tab/>AMD异构计算在办事处进行相关测试，开发相关算例</text:p>
      <text:p text:style-name="P1">顾家浩 <text:s text:c="9"/>跟进AMD开源社区相关动态，编译linux下开源驱动</text:p>
      <text:p text:style-name="P1"/>
      <text:p text:style-name="P1">第三阶段，大致两个星期，各人员对相关分配任务制作相关文档，完善开发，就开发成果与公司相关业务关联进行讨论分析，尽快向新产品开发</text:p>
      <text:p text:style-name="P1">部门提出开发建议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61"/>技术部 白劲松</text:p>
      <text:p text:style-name="P1"><text:tab/><text:tab/><text:tab/><text:tab/><text:tab/><text:tab/><text:tab/><text:tab/><text:tab/><text:tab/><text:tab/><text:tab/><text:tab/><text:tab/> <text:s/>2016年04月09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11:28:34.079000000</meta:creation-date>
    <dc:date>2016-04-09T11:29:34.322000000</dc:date>
    <meta:editing-duration>PT1M</meta:editing-duration>
    <meta:editing-cycles>1</meta:editing-cycles>
    <meta:document-statistic meta:table-count="0" meta:image-count="0" meta:object-count="0" meta:page-count="1" meta:paragraph-count="19" meta:word-count="495" meta:character-count="704" meta:non-whitespace-character-count="545"/>
    <meta:generator>LibreOffice/5.1.0.3$Windows_x86 LibreOffice_project/5e3e00a007d9b3b6efb6797a8b8e57b51ab1f737</meta:generator>
  </office:meta>
</office:document-meta>
</file>